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render GIMP con ejemplos:</text:h>
      <text:list xml:id="list531312904" text:style-name="L1">
        <text:list-item>
          <text:p text:style-name="P1">Escalado líquido de imágenes.</text:p>
        </text:list-item>
        <text:list-item>
          <text:p text:style-name="P1">Horizonte torcido.</text:p>
        </text:list-item>
        <text:list-item>
          <text:p text:style-name="P1">Corrección de perspectiva.</text:p>
        </text:list-item>
        <text:list-item>
          <text:p text:style-name="P1">Eliminar imperfecciones.</text:p>
        </text:list-item>
        <text:list-item>
          <text:p text:style-name="P1">Arreglar fotos sub y sobreexpuestas.</text:p>
        </text:list-item>
        <text:list-item>
          <text:p text:style-name="P1">Emulación HDR.</text:p>
        </text:list-item>
        <text:list-item>
          <text:p text:style-name="P1">Eliminar ojos rojos.</text:p>
        </text:list-item>
        <text:list-item>
          <text:p text:style-name="P1">Tono sepia.</text:p>
        </text:list-item>
        <text:list-item>
          <text:p text:style-name="P1">Montaje de imágenes coloreadas.</text:p>
        </text:list-item>
        <text:list-item>
          <text:p text:style-name="P1">Blanco y negro selectivo.</text:p>
        </text:list-item>
        <text:list-item>
          <text:p text:style-name="P1">Desenfoque selectivo.</text:p>
        </text:list-item>
        <text:list-item>
          <text:p text:style-name="P1">Quitar arrugas.</text:p>
        </text:list-item>
        <text:list-item>
          <text:p text:style-name="P1">Colorear los ojos.</text:p>
        </text:list-item>
        <text:list-item>
          <text:p text:style-name="P1">Enrojecer los labios.</text:p>
        </text:list-item>
        <text:list-item>
          <text:p text:style-name="P1">Aclarar los dientes.</text:p>
        </text:list-item>
        <text:list-item>
          <text:p text:style-name="P1">Cambiar la cara de alguien.</text:p>
        </text:list-item>
        <text:list-item>
          <text:p text:style-name="P1">Efecto Andy Warhol.</text:p>
        </text:list-item>
        <text:list-item>
          <text:p text:style-name="P1">Efecto Obama.</text:p>
        </text:list-item>
        <text:list-item>
          <text:p text:style-name="P1">Efecto Pop Art.</text:p>
        </text:list-item>
        <text:list-item>
          <text:p text:style-name="P1">Montaje fotográfi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olfo </meta:initial-creator>
    <meta:creation-date>2011-01-30T16:03:01</meta:creation-date>
    <dc:date>2011-02-01T16:16:54</dc:date>
    <dc:creator>Adolfo </dc:creator>
    <meta:editing-duration>PT02H15M40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83" meta:character-count="501"/>
  </office:meta>
</office:document-meta>
</file>